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419cm" fo:min-width="5.76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2cm" fo:min-width="5.76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03cm" fo:min-width="5.765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6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333333" draw:textarea-horizontal-align="justify" draw:textarea-vertical-align="middle" draw:auto-grow-height="false" fo:min-height="0.467cm" fo:min-width="5.51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6cm" fo:min-width="5.765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8cm" fo:min-width="5.518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5cm" fo:min-width="5.518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8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333333" draw:textarea-horizontal-align="justify" draw:textarea-vertical-align="middle" draw:auto-grow-height="false" fo:min-height="0.375cm" fo:min-width="1.535cm" fo:padding-top="0.009cm" fo:padding-bottom="0.009cm" fo:padding-left="0.009cm" fo:padding-right="0.009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375cm" fo:min-width="1.527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1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P10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1" style:family="paragraph">
      <loext:graphic-properties draw:fill-color="#eeeee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2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3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4" style:family="paragraph"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5" style:family="paragraph">
      <loext:graphic-properties draw:fill-color="#333333"/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6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7" style:family="paragraph">
      <loext:graphic-properties draw:fill-color="#d0d0d0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8" style:family="paragraph"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9" style:family="paragraph">
      <loext:graphic-properties draw:fill-color="#333333"/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2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000000" fo:font-size="8pt" fo:font-weight="bold" style:font-weight-asian="bold" style:font-weight-complex="bold"/>
    </style:style>
    <style:style style:name="T10" style:family="text">
      <style:text-properties fo:color="#e8e8e8" fo:font-size="8pt" fo:font-weight="normal" style:font-weight-asian="normal" style:font-weight-complex="normal"/>
    </style:style>
    <style:style style:name="T11" style:family="text">
      <style:text-properties style:font-name="Liberation Serif" fo:font-size="6pt" style:font-size-asian="6pt" style:font-size-complex="6pt"/>
    </style:style>
    <style:style style:name="T12" style:family="text"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T13" style:family="text">
      <style:text-properties style:font-name="Liberation Serif" fo:font-size="6pt" style:font-size-asian="8pt" style:font-size-complex="8pt"/>
    </style:style>
    <style:style style:name="T14" style:family="text">
      <style:text-properties fo:color="#ffffff" style:font-name="Liberation Serif" fo:font-size="6pt" style:font-size-asian="8pt" style:font-size-complex="8pt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</text:span><text:span text:style-name="T1">Things </text:span><text:span text:style-name="T1">(IoT) in </text:span><text:span text:style-name="T1">Smart </text:span><text:span text:style-name="T1">Cities and </text:span><text:span text:style-name="T1">Industry </text:span><text:span text:style-name="T1">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</text:span><text:span text:style-name="T2">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term sustainability:</text:span></text:p>
            <text:p text:style-name="P8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6">Quality preservation</text:span></text:p>
                <text:p><text:span text:style-name="T8"/></text:p>
                <text:p><text:span text:style-name="T6">Application versatility</text:span></text:p>
                <text:p><text:span text:style-name="T8"/></text:p>
                <text:p><text:span text:style-name="T9">Platform compatibility</text:span></text:p>
                <text:p><text:span text:style-name="T8"/></text:p>
                <text:p><text:span text:style-name="T10">On-device 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5.7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5.783cm" svg:height="1.437cm" svg:x="6.207cm" svg:y="3.903cm">
          <text:p text:style-name="P10"><text:span text:style-name="T11">Machine learning librar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783cm" svg:height="1.41cm" svg:x="6.207cm" svg:y="5.34cm">
          <text:p text:style-name="P10"><text:span text:style-name="T11">Hardware abstraction lay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783cm" svg:height="1.321cm" svg:x="6.207cm" svg:y="6.75cm">
          <text:p text:style-name="P10"><text:span text:style-name="T11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614cm" svg:height="0.762cm" svg:x="6.391cm" svg:y="7.085cm">
          <text:p text:style-name="P12"><text:span text:style-name="T11">Programmable Logic (P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536cm" svg:height="0.485cm" svg:x="6.336cm" svg:y="4.751cm">
          <text:p text:style-name="P14"><text:span text:style-name="T12">TensorFlow Lite dele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536cm" svg:height="0.485cm" svg:x="6.336cm" svg:y="4.191cm">
          <text:p text:style-name="P14"><text:span text:style-name="T12">TensorFlow Lite c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783cm" svg:height="0.484cm" svg:x="6.207cm" svg:y="3.413cm">
          <text:p text:style-name="P16"><text:span text:style-name="T13">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36cm" svg:height="0.486cm" svg:x="6.336cm" svg:y="6.174cm">
          <text:p text:style-name="P16"><text:span text:style-name="T13">Board support pack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536cm" svg:height="0.483cm" svg:x="6.336cm" svg:y="5.614cm">
          <text:p text:style-name="P16"><text:span text:style-name="T13">Hardware driv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616cm" svg:height="0.762cm" svg:x="9.187cm" svg:y="7.085cm">
          <text:p text:style-name="P12"><text:span text:style-name="T11">Processing System (PS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.553cm" svg:height="0.393cm" svg:x="6.909cm" svg:y="7.352cm">
          <text:p text:style-name="P18"><text:span text:style-name="T14">Tensor Processor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.545cm" svg:height="0.393cm" svg:x="9.713cm" svg:y="7.352cm">
          <text:p text:style-name="P16"><text:span text:style-name="T13">ARM Cortex-A9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219cm" svg:height="0.569cm" svg:x="7.039cm" svg:y="2.778cm">
          <draw:text-box>
            <text:p><text:span text:style-name="T15">HW/SW co-design framewor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4:37.521911111</dc:date>
    <meta:editing-duration>PT3H25M59S</meta:editing-duration>
    <meta:editing-cycles>41</meta:editing-cycles>
    <meta:generator>LibreOffice/6.4.7.2$Linux_X86_64 LibreOffice_project/40$Build-2</meta:generator>
    <meta:document-statistic meta:object-count="18"/>
  </office:meta>
</office:document-meta>
</file>